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9A000001C8AB32AD3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86cm" svg:height="14.369cm" svg:x="0.014cm" svg:y="-0.2cm">
          <draw:image xlink:href="Pictures/100000000000029A000001C8AB32AD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6:35:44.921000000</dc:date>
    <meta:editing-duration>PT1M13S</meta:editing-duration>
    <meta:editing-cycles>2</meta:editing-cycles>
    <meta:generator>LibreOffice/4.3.2.2$Windows_x86 LibreOffice_project/edfb5295ba211bd31ad47d0bad0118690f76407d</meta:generator>
    <meta:document-statistic meta:object-count="1"/>
  </office:meta>
</office:document-meta>
</file>